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H 3820</text:p>
      <text:p text:style-name="P1">Survey</text:p>
      <text:p text:style-name="P1"/>
      <text:p text:style-name="P1"/>
      <text:p text:style-name="P2">Please complete the following form and hand it back in class. It will help me determine if there are topics that should be treated in priority, and how detailed the mathematical treatment should be.</text:p>
      <text:p text:style-name="P1"/>
      <text:p text:style-name="P2">Name:</text:p>
      <text:p text:style-name="P2">Student number:</text:p>
      <text:p text:style-name="P2"/>
      <text:p text:style-name="P2">Faculty:</text:p>
      <text:p text:style-name="P2">Program:</text:p>
      <text:p text:style-name="P2">Year:</text:p>
      <text:p text:style-name="P2"/>
      <text:p text:style-name="P2"/>
      <text:p text:style-name="P2">Please circle in the following list the courses that you have already successfully taken:</text:p>
      <text:p text:style-name="P2">Math 2300, Math 2700, Math 2800, Math 3530, Math 3800.</text:p>
      <text:p text:style-name="P2"/>
      <text:p text:style-name="P2"/>
      <text:p text:style-name="P2">Please circle in the following list courses that you are taking simultaneously to this course:</text:p>
      <text:p text:style-name="P2">Math 2300, Math 2700, Math 2800, Math 3530, Math 3800.</text:p>
      <text:p text:style-name="P2"/>
      <text:p text:style-name="P2"/>
      <text:p text:style-name="P2">Examples will be taken from various domains. Some of these domains are “non negotiable”, but for others, we have some room for adaptation. Without guarantee, are there subjects areas that you would like to see treated? (For example: cellular biology, economics, genetics, mechanical engineering, etc.).</text:p>
      <text:p text:style-name="P2"/>
      <text:p text:style-name="P2"/>
      <text:p text:style-name="P2">Do you have any experience in model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Julien Arino</meta:initial-creator>
    <meta:creation-date>2008-01-07T16:06:28</meta:creation-date>
    <dc:creator>Julien Arino</dc:creator>
    <dc:date>2008-01-07T16:24:17</dc:date>
    <meta:editing-cycles>13</meta:editing-cycles>
    <meta:editing-duration>PT17M49S</meta:editing-duration>
    <meta:user-defined meta:name="Info 1"/>
    <meta:user-defined meta:name="Info 2"/>
    <meta:user-defined meta:name="Info 3"/>
    <meta:user-defined meta:name="Info 4"/>
    <meta:document-statistic meta:table-count="0" meta:image-count="0" meta:object-count="0" meta:page-count="1" meta:paragraph-count="14" meta:word-count="144" meta:character-count="887"/>
  </office:meta>
</office:document-meta>
</file>